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9.75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32pt" style:font-size-asian="32pt" style:font-size-complex="3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T1" style:family="text">
      <style:text-properties style:font-name="arial"/>
    </style:style>
    <style:style style:name="T2" style:family="text">
      <style:text-properties style:font-name="arial" fo:font-size="9.75pt"/>
    </style:style>
    <style:style style:name="T3" style:family="text">
      <style:text-properties style:font-name="arial" fo:font-size="32pt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3">MATH PATTERNS VOLUME #1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3"/>
      <text:p text:style-name="P3"/>
      <text:p text:style-name="P3"/>
      <text:p text:style-name="P2">JUSTIN M. COSL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Bitstream Ver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Dougherty</meta:initial-creator>
    <meta:creation-date>2013-08-26T19:00:27</meta:creation-date>
    <dc:date>2013-08-26T19:11:56</dc:date>
    <dc:creator>Andrew Dougherty</dc:creator>
    <meta:editing-duration>PT4M26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2" meta:word-count="7" meta:character-count="39" meta:non-whitespace-character-count="34"/>
  </office:meta>
</office:document-meta>
</file>